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2.0285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fo:background-color="#faa61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aa61a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b272" officeooo:paragraph-rsid="001ce2c8"/>
    </style:style>
    <style:style style:name="P2" style:family="paragraph" style:parent-style-name="Standard">
      <style:text-properties officeooo:rsid="0013b272" officeooo:paragraph-rsid="0013b272"/>
    </style:style>
    <style:style style:name="P3" style:family="paragraph" style:parent-style-name="Standard">
      <style:text-properties officeooo:rsid="0014c121" officeooo:paragraph-rsid="0014c121"/>
    </style:style>
    <style:style style:name="P4" style:family="paragraph" style:parent-style-name="Standard">
      <style:text-properties officeooo:rsid="0014c121" officeooo:paragraph-rsid="0017a9d6"/>
    </style:style>
    <style:style style:name="P5" style:family="paragraph" style:parent-style-name="Standard">
      <style:text-properties officeooo:rsid="0014c121" officeooo:paragraph-rsid="001ce2c8"/>
    </style:style>
    <style:style style:name="P6" style:family="paragraph" style:parent-style-name="Standard">
      <style:text-properties officeooo:rsid="00225ed6" officeooo:paragraph-rsid="00225ed6"/>
    </style:style>
    <style:style style:name="P7" style:family="paragraph" style:parent-style-name="Standard">
      <style:text-properties officeooo:rsid="00295257" officeooo:paragraph-rsid="00295257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14c121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1ce2c8"/>
    </style:style>
    <style:style style:name="P10" style:family="paragraph" style:parent-style-name="Table_20_Contents">
      <style:paragraph-properties fo:margin-left="0.4925in" fo:margin-right="0in" fo:text-indent="0in" style:auto-text-indent="false"/>
      <style:text-properties officeooo:rsid="003431f8" officeooo:paragraph-rsid="003431f8"/>
    </style:style>
    <style:style style:name="P11" style:family="paragraph" style:parent-style-name="Table_20_Contents">
      <style:paragraph-properties fo:margin-left="0.4925in" fo:margin-right="0in" fo:text-indent="0in" style:auto-text-indent="false"/>
      <style:text-properties officeooo:rsid="00345a78" officeooo:paragraph-rsid="00345a78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officeooo:rsid="0014c121" officeooo:paragraph-rsid="001ce2c8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14c121" officeooo:paragraph-rsid="0014c121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4c121" officeooo:paragraph-rsid="001ce2c8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8pt" fo:font-weight="bold" officeooo:rsid="001d4ca7" officeooo:paragraph-rsid="0014c121" style:font-size-asian="15.75pt" style:font-weight-asian="bold" style:font-size-complex="18pt" style:font-weight-complex="bold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officeooo:rsid="003431f8" officeooo:paragraph-rsid="003431f8"/>
    </style:style>
    <style:style style:name="P17" style:family="paragraph" style:parent-style-name="Text_20_body">
      <style:text-properties officeooo:rsid="0033c7f6" officeooo:paragraph-rsid="0033c7f6"/>
    </style:style>
    <style:style style:name="P18" style:family="paragraph" style:parent-style-name="Text_20_body">
      <style:text-properties fo:font-weight="normal" officeooo:rsid="003698ab" style:font-weight-asian="normal" style:font-weight-complex="normal"/>
    </style:style>
    <style:style style:name="P19" style:family="paragraph" style:parent-style-name="Heading">
      <style:text-properties fo:font-weight="bold" officeooo:rsid="003698ab" officeooo:paragraph-rsid="003698ab" style:font-weight-asian="bold" style:font-weight-complex="bold"/>
    </style:style>
    <style:style style:name="P20" style:family="paragraph" style:parent-style-name="Table_20_Contents">
      <style:text-properties officeooo:rsid="0033c7f6" officeooo:paragraph-rsid="0033c7f6"/>
    </style:style>
    <style:style style:name="P21" style:family="paragraph" style:parent-style-name="Table_20_Contents">
      <style:text-properties officeooo:rsid="003431f8" officeooo:paragraph-rsid="003431f8"/>
    </style:style>
    <style:style style:name="P22" style:family="paragraph" style:parent-style-name="Table_20_Contents">
      <style:text-properties officeooo:rsid="00345a78" officeooo:paragraph-rsid="00345a78"/>
    </style:style>
    <style:style style:name="P23" style:family="paragraph" style:parent-style-name="Table_20_Contents">
      <style:text-properties officeooo:rsid="00350856" officeooo:paragraph-rsid="00350856"/>
    </style:style>
    <style:style style:name="P24" style:family="paragraph" style:parent-style-name="Table_20_Contents">
      <style:text-properties officeooo:rsid="0035ff5c" officeooo:paragraph-rsid="0035ff5c"/>
    </style:style>
    <style:style style:name="P25" style:family="paragraph" style:parent-style-name="Table_20_Contents">
      <style:text-properties officeooo:rsid="003698ab" officeooo:paragraph-rsid="003698ab"/>
    </style:style>
    <style:style style:name="P26" style:family="paragraph" style:parent-style-name="Heading_20_2" style:list-style-name="Numbering_20_123"/>
    <style:style style:name="P27" style:family="paragraph" style:parent-style-name="Heading_20_2" style:list-style-name="Numbering_20_123" style:master-page-name="">
      <loext:graphic-properties draw:fill="none"/>
      <style:paragraph-properties fo:margin-left="0in" fo:margin-right="0in" fo:margin-top="0.139in" fo:margin-bottom="0.0835in" loext:contextual-spacing="false" fo:text-indent="0in" style:auto-text-indent="false" style:page-number="auto" fo:background-color="transparent" fo:keep-with-next="always"/>
    </style:style>
    <style:style style:name="P28" style:family="paragraph" style:parent-style-name="Table_20_Contents">
      <style:text-properties officeooo:rsid="003a3373" officeooo:paragraph-rsid="003a3373"/>
    </style:style>
    <style:style style:name="P29" style:family="paragraph" style:parent-style-name="Table_20_Contents">
      <style:text-properties officeooo:rsid="003bb60e" officeooo:paragraph-rsid="003bb60e"/>
    </style:style>
    <style:style style:name="T1" style:family="text">
      <style:text-properties officeooo:rsid="0017a9d6"/>
    </style:style>
    <style:style style:name="T2" style:family="text">
      <style:text-properties officeooo:rsid="0017fd62"/>
    </style:style>
    <style:style style:name="T3" style:family="text">
      <style:text-properties officeooo:rsid="0018f4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e2c8" style:font-weight-asian="bold" style:font-weight-complex="bold"/>
    </style:style>
    <style:style style:name="T6" style:family="text">
      <style:text-properties fo:font-weight="bold" officeooo:rsid="003698ab" style:font-weight-asian="bold" style:font-weight-complex="bold"/>
    </style:style>
    <style:style style:name="T7" style:family="text">
      <style:text-properties officeooo:rsid="001af0c7"/>
    </style:style>
    <style:style style:name="T8" style:family="text">
      <style:text-properties officeooo:rsid="001ce2c8"/>
    </style:style>
    <style:style style:name="T9" style:family="text">
      <style:text-properties officeooo:rsid="001d9dc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d9dcf" style:font-style-asian="italic" style:font-style-complex="italic"/>
    </style:style>
    <style:style style:name="T12" style:family="text">
      <style:text-properties fo:font-style="italic" officeooo:rsid="00237263" style:font-style-asian="italic" style:font-style-complex="italic"/>
    </style:style>
    <style:style style:name="T13" style:family="text">
      <style:text-properties fo:font-style="italic" officeooo:rsid="0024d9eb" style:font-style-asian="italic" style:font-style-complex="italic"/>
    </style:style>
    <style:style style:name="T14" style:family="text">
      <style:text-properties fo:font-style="italic" fo:font-weight="normal" officeooo:rsid="0033c7f6" style:font-style-asian="italic" style:font-weight-asian="normal" style:font-style-complex="italic" style:font-weight-complex="normal"/>
    </style:style>
    <style:style style:name="T15" style:family="text">
      <style:text-properties officeooo:rsid="001f4426"/>
    </style:style>
    <style:style style:name="T16" style:family="text">
      <style:text-properties officeooo:rsid="00203acd"/>
    </style:style>
    <style:style style:name="T17" style:family="text">
      <style:text-properties officeooo:rsid="00212da2"/>
    </style:style>
    <style:style style:name="T18" style:family="text">
      <style:text-properties officeooo:rsid="00237263"/>
    </style:style>
    <style:style style:name="T19" style:family="text">
      <style:text-properties officeooo:rsid="0024d9eb"/>
    </style:style>
    <style:style style:name="T20" style:family="text">
      <style:text-properties officeooo:rsid="00274ce2"/>
    </style:style>
    <style:style style:name="T21" style:family="text">
      <style:text-properties officeooo:rsid="00277de5"/>
    </style:style>
    <style:style style:name="T22" style:family="text">
      <style:text-properties officeooo:rsid="002eb34c"/>
    </style:style>
    <style:style style:name="T23" style:family="text">
      <style:text-properties fo:font-weight="normal" officeooo:rsid="0033c7f6" style:font-weight-asian="normal" style:font-weight-complex="normal"/>
    </style:style>
    <style:style style:name="T24" style:family="text">
      <style:text-properties officeooo:rsid="00345a78"/>
    </style:style>
    <style:style style:name="T25" style:family="text">
      <style:text-properties officeooo:rsid="00382651"/>
    </style:style>
    <style:style style:name="T26" style:family="text">
      <style:text-properties officeooo:rsid="003a3373"/>
    </style:style>
    <style:style style:name="T27" style:family="text">
      <style:text-properties officeooo:rsid="003bed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/>
      <text:p text:style-name="Title">Fleet Management System for Car-Rental <text:span text:style-name="T21">business</text:span></text:p>
      <text:p text:style-name="P2"/>
      <text:list xml:id="list1384078273" text:style-name="Numbering_20_123">
        <text:list-item>
          <text:list>
            <text:list-item>
              <text:h text:style-name="P26" text:outline-level="2">Main functionalities</text:h>
            </text:list-item>
          </text:list>
        </text:list-item>
      </text:list>
      <text:p text:style-name="P2"/>
      <text:p text:style-name="P3"><text:span text:style-name="T5">F01</text:span><text:span text:style-name="T8">: M</text:span>anage and control information about the fleet of the company</text:p>
      <text:p text:style-name="P3"/>
      <text:p text:style-name="P6"><text:span text:style-name="T10">F01.1</text:span>:<text:tab/><text:tab/>Add new cars in the database</text:p>
      <text:p text:style-name="P6"><text:span text:style-name="T10">F01.2</text:span>: <text:tab/><text:tab/>Delete cars from database</text:p>
      <text:p text:style-name="P6"><text:span text:style-name="T10">F01.3</text:span>: <text:tab/><text:tab/>Book cars for clients</text:p>
      <text:p text:style-name="P6"><text:span text:style-name="T10">F01.4</text:span>: <text:tab/><text:tab/>Schedule cars for service.</text:p>
      <text:p text:style-name="P7"><text:span text:style-name="T10">F01.5: </text:span><text:tab/><text:tab/>Check rental status of car.</text:p>
      <text:p text:style-name="P7"><text:span text:style-name="T10">F01.6:<text:tab/></text:span><text:tab/></text:p>
      <text:p text:style-name="P3"/>
      <text:p text:style-name="P3"><text:span text:style-name="T5">F02</text:span><text:span text:style-name="T8">:</text:span> <text:span text:style-name="T15">Database with vehicles of the company – the fleet</text:span></text:p>
      <text:p text:style-name="P3"/>
      <text:p text:style-name="P3"><text:span text:style-name="T12">F02.1</text:span><text:span text:style-name="T18">:</text:span> <text:span text:style-name="T17">the database shall collect, store and retrieve all the information mentioned in F03.1, F03.2 and F04;</text:span></text:p>
      <text:p text:style-name="P3"/>
      <text:p text:style-name="P3">- <text:span text:style-name="T22">to check transaction processing;</text:span></text:p>
      <text:p text:style-name="P3"/>
      <text:p text:style-name="P3"><text:span text:style-name="T5">F03</text:span><text:span text:style-name="T8">:</text:span> <text:span text:style-name="T15">User interface to get info about vehicles from db and update the info in the db (web interface or desktop application interface) ;</text:span></text:p>
      <text:p text:style-name="P3"/>
      <text:p text:style-name="P5"><text:span text:style-name="T11">F03.1</text:span><text:span text:style-name="T9">:</text:span> <text:span text:style-name="T1">a potential client should see in the user interface:</text:span></text:p>
      <text:p text:style-name="P9">- <text:span text:style-name="T1">a catalog of cars for rental ;</text:span></text:p>
      <text:p text:style-name="P9">- <text:span text:style-name="T1">cars should be categorized by types ( Vans, SUVs, compact class, business class etc. );</text:span></text:p>
      <text:p text:style-name="P9">- <text:span text:style-name="T1">relevant info about car for customer:</text:span></text:p>
      <text:p text:style-name="P12">- <text:span text:style-name="T1">fuel economy;</text:span></text:p>
      <text:p text:style-name="P12">- <text:span text:style-name="T1">number of seats / passengers capacity;</text:span></text:p>
      <text:p text:style-name="P12">- <text:span text:style-name="T1">trunk volume;</text:span></text:p>
      <text:p text:style-name="P12">- <text:span text:style-name="T1">manual/automatic gearbox;</text:span></text:p>
      <text:p text:style-name="P12">- <text:span text:style-name="T25">fuel type (petrol, diesel, LPG, hybrid, electrical etc. )</text:span></text:p>
      <text:p text:style-name="P12">- <text:span text:style-name="T1">color;</text:span></text:p>
      <text:p text:style-name="P12">- <text:span text:style-name="T2">horse power;</text:span></text:p>
      <text:p text:style-name="P12">- <text:span text:style-name="T2">maximum speed;</text:span></text:p>
      <text:p text:style-name="P12">- <text:span text:style-name="T2">comfort (navigation, A/C, electrical windows/mirrors, radio/cd player etc.)</text:span></text:p>
      <text:p text:style-name="P12">- <text:span text:style-name="T3">safety systems (ABS, ESP, airbags, etc)</text:span></text:p>
      <text:p text:style-name="P12"/>
      <text:p text:style-name="P14"><text:span text:style-name="T11">F03.2</text:span><text:span text:style-name="T9">:</text:span> <text:span text:style-name="T3">a company employee should be able to do the following in the UI:</text:span></text:p>
      <text:p text:style-name="P14"><text:tab/>- <text:span text:style-name="T7">all the info visible for the customer;</text:span></text:p>
      <text:p text:style-name="P9">- <text:span text:style-name="T3">last technical inspection date of the car and the next scheduled one;</text:span></text:p>
      <text:p text:style-name="P9">- <text:span text:style-name="T3">current mileage;</text:span></text:p>
      <text:p text:style-name="P9"><text:soft-page-break/>- <text:span text:style-name="T3">rental history (by whom, when, where, for how long);</text:span></text:p>
      <text:p text:style-name="P9">- <text:span text:style-name="T3">future bookings;</text:span></text:p>
      <text:p text:style-name="P9">- <text:span text:style-name="T3">damage and repair history;</text:span></text:p>
      <text:p text:style-name="P9">- <text:span text:style-name="T7">VIN;</text:span></text:p>
      <text:p text:style-name="P9">- <text:span text:style-name="T20">schedule for service;</text:span></text:p>
      <text:p text:style-name="P9"/>
      <text:p text:style-name="P3"/>
      <text:p text:style-name="P4"><text:span text:style-name="T5">F04</text:span><text:span text:style-name="T8">:</text:span> <text:span text:style-name="T16">Live data about each vehicles is provided by telematic boxes installed in each vehicle:</text:span></text:p>
      <text:p text:style-name="P4"/>
      <text:p text:style-name="P4"><text:span text:style-name="T13">F04.1</text:span><text:span text:style-name="T19">: (to define) live data: mileage, DTCs</text:span></text:p>
      <text:p text:style-name="P13"><text:span text:style-name="T13">F04.2</text:span><text:span text:style-name="T19">: to find how to emulate a telematic box;</text:span></text:p>
      <text:p text:style-name="P13"><text:span text:style-name="T13">F04.3</text:span><text:span text:style-name="T19">: synchronization strategy between database and TBs;</text:span></text:p>
      <text:p text:style-name="P3"/>
      <text:list xml:id="list160228715972745" text:continue-numbering="true" text:style-name="Numbering_20_123">
        <text:list-item>
          <text:list>
            <text:list-item>
              <text:h text:style-name="P27" text:outline-level="2">Objects Identification</text:h>
            </text:list-item>
          </text:list>
        </text:list-item>
      </text:list>
      <text:p text:style-name="Heading"><text:span text:style-name="T4">Car</text:span> </text:p>
      <text:p text:style-name="Text_20_body"/>
      <text:p text:style-name="P17">Proper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Property name</text:p>
          </table:table-cell>
          <table:table-cell table:style-name="Table1.A1" office:value-type="string">
            <text:p text:style-name="P20">Type</text:p>
          </table:table-cell>
          <table:table-cell table:style-name="Table1.A1" office:value-type="string">
            <text:p text:style-name="P21">Values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0"><text:span text:style-name="T26">b</text:span>rand</text:p>
          </table:table-cell>
          <table:table-cell table:style-name="Table1.B2" office:value-type="string">
            <text:p text:style-name="P28">Enum</text:p>
            <text:p text:style-name="P28">CarManufacturers</text:p>
          </table:table-cell>
          <table:table-cell table:style-name="Table1.C15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0"><text:span text:style-name="T26">m</text:span>odel</text:p>
          </table:table-cell>
          <table:table-cell table:style-name="Table1.B3" office:value-type="string">
            <text:p text:style-name="P28">Enum</text:p>
            <text:p text:style-name="P28">&lt;OEM&gt;Models</text:p>
          </table:table-cell>
          <table:table-cell table:style-name="Table1.C15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0"><text:span text:style-name="T26">model</text:span>Year</text:p>
          </table:table-cell>
          <table:table-cell table:style-name="Table1.B4" office:value-type="string">
            <text:p text:style-name="P20">Integer</text:p>
          </table:table-cell>
          <table:table-cell table:style-name="Table1.C15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1">Fuel</text:p>
          </table:table-cell>
          <table:table-cell table:style-name="Table1.B5" office:value-type="string">
            <text:p text:style-name="P21">String enum</text:p>
          </table:table-cell>
          <table:table-cell table:style-name="Table1.C15" office:value-type="string">
            <text:p text:style-name="P21">1. Petrol </text:p>
            <text:p text:style-name="P21">2. Diesel</text:p>
            <text:p text:style-name="P21">3. Hybrid</text:p>
            <text:p text:style-name="P10">3.1 Petrol + LPG</text:p>
            <text:p text:style-name="P10">3.2 Petrol + electric</text:p>
            <text:p text:style-name="P11">3.3 Petrol + LPG + el</text:p>
            <text:p text:style-name="P10">3.<text:span text:style-name="T24">4</text:span> Diesel + electric</text:p>
            <text:p text:style-name="P16">4. Electric</text:p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2">NoOfSeats</text:p>
          </table:table-cell>
          <table:table-cell table:style-name="Table1.B6" office:value-type="string">
            <text:p text:style-name="P22">String enum</text:p>
          </table:table-cell>
          <table:table-cell table:style-name="Table1.C15" office:value-type="string">
            <text:p text:style-name="P22">1. 1 + 1</text:p>
            <text:p text:style-name="P22">2. 1 + 3</text:p>
            <text:p text:style-name="P22">3. 1 + 4</text:p>
            <text:p text:style-name="P22">4. 1 + 7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3">HP</text:p>
          </table:table-cell>
          <table:table-cell table:style-name="Table1.B7" office:value-type="string">
            <text:p text:style-name="P23">Integer</text:p>
          </table:table-cell>
          <table:table-cell table:style-name="Table1.C15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3">MaxSpeed</text:p>
          </table:table-cell>
          <table:table-cell table:style-name="Table1.B8" office:value-type="string">
            <text:p text:style-name="P23">Integer</text:p>
          </table:table-cell>
          <table:table-cell table:style-name="Table1.C15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3">FuelConsumption</text:p>
          </table:table-cell>
          <table:table-cell table:style-name="Table1.B9" office:value-type="string">
            <text:p text:style-name="P29">(aggregation )</text:p>
            <text:p text:style-name="P23">enum <text:span text:style-name="T27">and int</text:span> </text:p>
          </table:table-cell>
          <table:table-cell table:style-name="Table1.C15" office:value-type="string">
            <text:p text:style-name="P23">1. urban</text:p>
            <text:p text:style-name="P23">2. mixed</text:p>
            <text:p text:style-name="P23">3. extraurban</text:p>
          </table:table-cell>
          <table:table-cell table:style-name="Table1.D9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4">TrunkVolume</text:p>
          </table:table-cell>
          <table:table-cell table:style-name="Table1.B10" office:value-type="string">
            <text:p text:style-name="P24">Integer</text:p>
          </table:table-cell>
          <table:table-cell table:style-name="Table1.C15" office:value-type="string">
            <text:p text:style-name="Table_20_Contents"/>
          </table:table-cell>
          <table:table-cell table:style-name="Table1.D10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5">VIN</text:p>
          </table:table-cell>
          <table:table-cell table:style-name="Table1.B11" office:value-type="string">
            <text:p text:style-name="P25">String</text:p>
          </table:table-cell>
          <table:table-cell table:style-name="Table1.C15" office:value-type="string">
            <text:p text:style-name="Table_20_Contents"/>
          </table:table-cell>
          <table:table-cell table:style-name="Table1.D11" office:value-type="string">
            <text:p text:style-name="Table_20_Contents"/>
          </table:table-cell>
        </table:table-row>
        <text:soft-page-break/>
        <table:table-row>
          <table:table-cell table:style-name="Table1.A15" office:value-type="string">
            <text:p text:style-name="Table_20_Contents"/>
          </table:table-cell>
          <table:table-cell table:style-name="Table1.B12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2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3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3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Table_20_Contents"/>
          </table:table-cell>
        </table:table-row>
      </table:table>
      <text:p text:style-name="Heading"><text:span text:style-name="T14">Table II.1: Properties of Car Class</text:span><text:span text:style-name="T23"><text:line-break/><text:line-break/></text:span><text:span text:style-name="T6">Employee</text:span></text:p>
      <text:p text:style-name="P18"/>
      <text:p text:style-name="P19">Client</text:p>
      <text:p text:style-name="P3"/>
      <text:p text:style-name="P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3b272" officeooo:paragraph-rsid="001ce2c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IIT Final Project Ideas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20:25:21.678919856</meta:creation-date>
    <dc:date>2020-11-08T16:02:26.744770936</dc:date>
    <meta:editing-duration>PT2H43M58S</meta:editing-duration>
    <meta:editing-cycles>37</meta:editing-cycles>
    <meta:generator>LibreOffice/6.0.7.3$Linux_X86_64 LibreOffice_project/00m0$Build-3</meta:generator>
    <meta:document-statistic meta:table-count="1" meta:image-count="0" meta:object-count="0" meta:page-count="3" meta:paragraph-count="88" meta:word-count="392" meta:character-count="2250" meta:non-whitespace-character-count="1929"/>
  </office:meta>
</office:document-meta>
</file>